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automatic-styles>
    <style:style style:name="Tabela1" style:family="table">
      <style:table-properties style:width="16.166cm" fo:margin-left="0.145cm" table:align="left"/>
    </style:style>
    <style:style style:name="Tabela1.A" style:family="table-column">
      <style:table-column-properties style:column-width="14.159cm"/>
    </style:style>
    <style:style style:name="Tabela1.B" style:family="table-column">
      <style:table-column-properties style:column-width="0.66cm"/>
    </style:style>
    <style:style style:name="Tabela1.C" style:family="table-column">
      <style:table-column-properties style:column-width="0.635cm"/>
    </style:style>
    <style:style style:name="Tabela1.D" style:family="table-column">
      <style:table-column-properties style:column-width="0.713cm"/>
    </style:style>
    <style:style style:name="Tabela1.A1" style:family="table-cell">
      <style:table-cell-properties fo:padding-left="0.159cm" fo:padding-right="0.176cm" fo:padding-top="0.176cm" fo:padding-bottom="0.176cm" fo:border="1pt solid #000001" style:writing-mode="lr-tb"/>
    </style:style>
    <style:style style:name="Tabela2" style:family="table">
      <style:table-properties style:width="14.499cm" fo:margin-left="0.145cm" table:align="left"/>
    </style:style>
    <style:style style:name="Tabela2.A" style:family="table-column">
      <style:table-column-properties style:column-width="5.08cm"/>
    </style:style>
    <style:style style:name="Tabela2.B" style:family="table-column">
      <style:table-column-properties style:column-width="9.419cm"/>
    </style:style>
    <style:style style:name="Tabela2.A1" style:family="table-cell">
      <style:table-cell-properties fo:padding-left="0.159cm" fo:padding-right="0.176cm" fo:padding-top="0.176cm" fo:padding-bottom="0.176cm" fo:border="1pt solid #000001" style:writing-mode="lr-tb"/>
    </style:style>
    <style:style style:name="P1" style:family="paragraph" style:parent-style-name="Normal">
      <style:text-properties fo:language="pt" fo:country="BR"/>
    </style:style>
    <style:style style:name="P2" style:family="paragraph" style:parent-style-name="Normal">
      <style:paragraph-properties fo:text-align="justify" style:justify-single-word="false"/>
      <style:text-properties fo:language="pt" fo:country="BR"/>
    </style:style>
    <style:style style:name="P3" style:family="paragraph" style:parent-style-name="Normal">
      <style:paragraph-properties fo:line-height="100%" fo:orphans="0" fo:widows="0"/>
      <style:text-properties fo:language="pt" fo:country="BR"/>
    </style:style>
    <style:style style:name="P4" style:family="paragraph" style:parent-style-name="Normal">
      <style:text-properties fo:language="pt" fo:country="BR" fo:font-weight="bold" style:font-weight-asian="bold"/>
    </style:style>
    <style:style style:name="P5" style:family="paragraph" style:parent-style-name="Normal">
      <style:paragraph-properties fo:break-before="page"/>
    </style:style>
    <style:style style:name="P6" style:family="paragraph" style:parent-style-name="Normal">
      <style:paragraph-properties fo:margin-left="1.27cm" fo:margin-right="0cm" fo:text-indent="0cm" style:auto-text-indent="false">
        <style:tab-stops/>
      </style:paragraph-properties>
      <style:text-properties fo:language="pt" fo:country="BR"/>
    </style:style>
    <style:style style:name="P7" style:family="paragraph" style:parent-style-name="Normal">
      <style:paragraph-properties fo:margin-left="2.54cm" fo:margin-right="0cm" fo:text-indent="0cm" style:auto-text-indent="false">
        <style:tab-stops/>
      </style:paragraph-properties>
      <style:text-properties fo:language="pt" fo:country="BR"/>
    </style:style>
    <style:style style:name="P8" style:family="paragraph" style:parent-style-name="Parágrafo_20_da_20_Lista">
      <style:text-properties fo:language="pt" fo:country="BR"/>
    </style:style>
    <style:style style:name="P9" style:family="paragraph" style:parent-style-name="Heading_20_2">
      <style:text-properties fo:language="pt" fo:country="BR"/>
    </style:style>
    <style:style style:name="P10" style:family="paragraph" style:parent-style-name="Subtitle">
      <style:paragraph-properties fo:margin-top="0cm" fo:margin-bottom="0.353cm" loext:contextual-spacing="false" fo:text-align="center" style:justify-single-word="false"/>
      <style:text-properties style:font-name="Trebuchet MS" fo:font-size="13pt" fo:language="pt" fo:country="BR" fo:font-style="italic" style:font-name-asian="Trebuchet MS" style:font-size-asian="13pt" style:font-style-asian="italic" style:font-name-complex="Trebuchet MS" style:font-size-complex="13pt"/>
    </style:style>
    <style:style style:name="P11" style:family="paragraph" style:parent-style-name="Título" style:master-page-name="MP0">
      <style:paragraph-properties fo:margin-top="0cm" fo:margin-bottom="0cm" loext:contextual-spacing="false" fo:text-align="center" style:justify-single-word="false" style:page-number="1" fo:break-before="page"/>
      <style:text-properties style:font-name="Trebuchet MS" fo:font-size="21pt" fo:language="pt" fo:country="BR" style:font-name-asian="Trebuchet MS" style:font-size-asian="21pt" style:font-name-complex="Trebuchet MS" style:font-size-complex="21pt"/>
    </style:style>
    <style:style style:name="P12" style:family="paragraph" style:parent-style-name="Normal">
      <style:text-properties fo:language="pt" fo:country="BR"/>
    </style:style>
    <style:style style:name="P13" style:family="paragraph" style:parent-style-name="Normal" style:list-style-name="L1">
      <style:paragraph-properties fo:text-align="justify" style:justify-single-word="false"/>
      <style:text-properties fo:language="pt" fo:country="BR"/>
    </style:style>
    <style:style style:name="P14" style:family="paragraph" style:parent-style-name="Normal" style:list-style-name="L3">
      <style:text-properties fo:language="pt" fo:country="BR"/>
    </style:style>
    <style:style style:name="P15" style:family="paragraph" style:parent-style-name="Normal" style:list-style-name="L5">
      <style:text-properties fo:language="pt" fo:country="BR"/>
    </style:style>
    <style:style style:name="P16" style:family="paragraph" style:parent-style-name="Normal">
      <style:text-properties fo:language="pt" fo:country="BR" officeooo:paragraph-rsid="00243d1b"/>
    </style:style>
    <style:style style:name="P17" style:family="paragraph" style:parent-style-name="Normal">
      <style:text-properties fo:language="pt" fo:country="BR" officeooo:paragraph-rsid="002481a8"/>
    </style:style>
    <style:style style:name="P18" style:family="paragraph" style:parent-style-name="Normal" style:list-style-name="L1">
      <style:paragraph-properties fo:text-align="justify" style:justify-single-word="false"/>
    </style:style>
    <style:style style:name="P19" style:family="paragraph" style:parent-style-name="Normal" style:list-style-name="L2"/>
    <style:style style:name="P20" style:family="paragraph" style:parent-style-name="Normal">
      <style:text-properties officeooo:paragraph-rsid="001f7dc5"/>
    </style:style>
    <style:style style:name="P21" style:family="paragraph" style:parent-style-name="Normal">
      <style:text-properties officeooo:paragraph-rsid="002345ee"/>
    </style:style>
    <style:style style:name="P22" style:family="paragraph" style:parent-style-name="Normal">
      <style:text-properties officeooo:paragraph-rsid="00243d1b"/>
    </style:style>
    <style:style style:name="P23" style:family="paragraph" style:parent-style-name="Normal">
      <style:text-properties officeooo:paragraph-rsid="0025a24b"/>
    </style:style>
    <style:style style:name="P24" style:family="paragraph" style:parent-style-name="Normal">
      <style:text-properties fo:color="#0066ff" fo:language="pt" fo:country="BR" officeooo:rsid="0025a24b" officeooo:paragraph-rsid="0025a24b"/>
    </style:style>
    <style:style style:name="P25" style:family="paragraph" style:parent-style-name="Normal">
      <style:paragraph-properties fo:line-height="100%" fo:orphans="0" fo:widows="0"/>
      <style:text-properties fo:color="#0066ff" fo:language="pt" fo:country="BR"/>
    </style:style>
    <style:style style:name="P26" style:family="paragraph" style:parent-style-name="Normal">
      <style:paragraph-properties fo:line-height="100%" fo:text-align="center" style:justify-single-word="false" fo:orphans="0" fo:widows="0"/>
      <style:text-properties fo:color="#0066ff" fo:language="pt" fo:country="BR"/>
    </style:style>
    <style:style style:name="P27" style:family="paragraph" style:parent-style-name="Normal">
      <style:paragraph-properties fo:line-height="100%" fo:orphans="0" fo:widows="0"/>
      <style:text-properties fo:color="#0066ff" fo:language="pt" fo:country="BR" officeooo:rsid="001f7dc5" officeooo:paragraph-rsid="001f7dc5"/>
    </style:style>
    <style:style style:name="P28" style:family="paragraph" style:parent-style-name="Normal">
      <style:paragraph-properties fo:line-height="100%" fo:orphans="0" fo:widows="0"/>
      <style:text-properties fo:color="#0066ff" fo:language="pt" fo:country="BR" officeooo:rsid="001928c2" officeooo:paragraph-rsid="001928c2"/>
    </style:style>
    <style:style style:name="P29" style:family="paragraph" style:parent-style-name="Normal">
      <style:paragraph-properties fo:margin-top="0cm" fo:margin-bottom="0.353cm" loext:contextual-spacing="false" fo:text-align="center" style:justify-single-word="false"/>
      <style:text-properties style:font-name="Trebuchet MS" fo:font-size="13pt" fo:language="pt" fo:country="BR" fo:font-style="italic" officeooo:rsid="0018ee89" style:font-name-asian="Trebuchet MS" style:font-size-asian="13pt" style:font-style-asian="italic" style:font-name-complex="Trebuchet MS" style:font-size-complex="13pt"/>
    </style:style>
    <style:style style:name="P30" style:family="paragraph" style:parent-style-name="Normal">
      <style:paragraph-properties fo:margin-left="1.27cm" fo:margin-right="0cm" fo:text-indent="0cm" style:auto-text-indent="false">
        <style:tab-stops/>
      </style:paragraph-properties>
      <style:text-properties fo:language="pt" fo:country="BR"/>
    </style:style>
    <style:style style:name="P31" style:family="paragraph" style:parent-style-name="Normal">
      <style:paragraph-properties fo:margin-left="1.27cm" fo:margin-right="0cm" fo:text-indent="0cm" style:auto-text-indent="false">
        <style:tab-stops/>
      </style:paragraph-properties>
      <style:text-properties fo:color="#0066ff" fo:language="pt" fo:country="BR" officeooo:rsid="001a563d" officeooo:paragraph-rsid="001a563d"/>
    </style:style>
    <style:style style:name="P32" style:family="paragraph" style:parent-style-name="Normal">
      <style:paragraph-properties fo:margin-left="1.27cm" fo:margin-right="0cm" fo:text-indent="0cm" style:auto-text-indent="false">
        <style:tab-stops/>
      </style:paragraph-properties>
      <style:text-properties fo:color="#0066ff" fo:language="pt" fo:country="BR" officeooo:rsid="001b2def" officeooo:paragraph-rsid="001b2def"/>
    </style:style>
    <style:style style:name="P33" style:family="paragraph" style:parent-style-name="Normal">
      <style:paragraph-properties fo:margin-left="2.54cm" fo:margin-right="0cm" fo:text-indent="0cm" style:auto-text-indent="false">
        <style:tab-stops/>
      </style:paragraph-properties>
      <style:text-properties fo:language="pt" fo:country="BR"/>
    </style:style>
    <style:style style:name="P34" style:family="paragraph" style:parent-style-name="Normal">
      <style:paragraph-properties fo:margin-left="2.54cm" fo:margin-right="0cm" fo:text-indent="0cm" style:auto-text-indent="false">
        <style:tab-stops/>
      </style:paragraph-properties>
      <style:text-properties fo:color="#0066ff" fo:language="pt" fo:country="BR" officeooo:rsid="00218549" officeooo:paragraph-rsid="00218549"/>
    </style:style>
    <style:style style:name="P35" style:family="paragraph" style:parent-style-name="Parágrafo_20_da_20_Lista" style:list-style-name="L4"/>
    <style:style style:name="P36" style:family="paragraph">
      <loext:graphic-properties draw:fill="solid" draw:fill-color="#a0a0a0" draw:opacity="100%"/>
    </style:style>
    <style:style style:name="T1" style:family="text">
      <style:text-properties fo:language="pt" fo:country="BR"/>
    </style:style>
    <style:style style:name="T2" style:family="text">
      <style:text-properties fo:language="pt" fo:country="BR" style:text-underline-style="solid" style:text-underline-width="auto" style:text-underline-color="font-color" style:text-underline-mode="continuous" style:text-overline-mode="continuous" style:text-line-through-mode="continuous"/>
    </style:style>
    <style:style style:name="T3" style:family="text">
      <style:text-properties fo:language="pt" fo:country="BR" fo:font-weight="bold" style:font-weight-asian="bold"/>
    </style:style>
    <style:style style:name="T4" style:family="text">
      <style:text-properties fo:language="pt" fo:country="BR" fo:font-style="italic" style:font-style-asian="italic"/>
    </style:style>
    <style:style style:name="T5" style:family="text">
      <style:text-properties fo:language="pt" fo:country="BR" officeooo:rsid="001f7dc5"/>
    </style:style>
    <style:style style:name="T6" style:family="text">
      <style:text-properties fo:language="pt" fo:country="BR" officeooo:rsid="00243d1b"/>
    </style:style>
    <style:style style:name="T7" style:family="text">
      <style:text-properties fo:color="#ff0000" fo:language="pt" fo:country="BR" fo:font-weight="bold" style:font-weight-asian="bold"/>
    </style:style>
    <style:style style:name="T8" style:family="text">
      <style:text-properties fo:color="#ff0000" fo:font-size="11pt" fo:language="pt" fo:country="BR" fo:font-weight="bold" style:font-size-asian="11pt" style:font-weight-asian="bold" style:font-size-complex="11pt"/>
    </style:style>
    <style:style style:name="T9" style:family="text">
      <style:text-properties fo:background-color="#ffff00" loext:char-shading-value="0"/>
    </style:style>
    <style:style style:name="T10" style:family="text">
      <style:text-properties officeooo:rsid="001c0c76"/>
    </style:style>
    <style:style style:name="T11" style:family="text">
      <style:text-properties fo:color="#0066ff"/>
    </style:style>
    <style:style style:name="T12" style:family="text">
      <style:text-properties fo:color="#0066ff" fo:language="pt" fo:country="BR" officeooo:rsid="001f7dc5"/>
    </style:style>
    <style:style style:name="T13" style:family="text">
      <style:text-properties fo:color="#0066ff" fo:language="pt" fo:country="BR" officeooo:rsid="002345ee"/>
    </style:style>
    <style:style style:name="T14" style:family="text">
      <style:text-properties fo:color="#0066ff" fo:language="pt" fo:country="BR" officeooo:rsid="0025a24b"/>
    </style:style>
    <style:style style:name="T15" style:family="text">
      <style:text-properties fo:color="#0066ff" officeooo:rsid="00243d1b"/>
    </style:style>
    <style:style style:name="T16" style:family="text">
      <style:text-properties fo:color="#0066ff" officeooo:rsid="002481a8"/>
    </style:style>
    <style:style style:name="T17" style:family="text">
      <style:text-properties officeooo:rsid="00232c82"/>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fo:min-height="0cm" fo:min-width="0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text:bookmark text:name="_hjy8l4fcdrea"/>CES-28 Prova 3 - 2017</text:p>
      <text:p text:style-name="P10"><text:bookmark text:name="_mqshvfcthjzn"/>Sem consulta - individual - com computador – 3h</text:p>
      <text:p text:style-name="P29">Dylan Nakandakari Sugimoto</text:p>
      <text:p text:style-name="P2">Obs.:</text:p>
      <text:list xml:id="list8657629507350287713" text:style-name="L1">
        <text:list-item>
          <text:p text:style-name="P13">Qualquer dúvida de codificação Java só pode ser sanada com textos/sites oficiais da Oracle ou JUnit.</text:p>
          <text:list>
            <text:list-item>
              <text:p text:style-name="P13">Exceção são idiomas (ou ‘macacos’) da linguagem como sintaxe do método .equals(), ou sintaxe de set para percorrer collections, não relacionados ao exercício sendo resolvido. Nesse caso, podem procurar exemplos da sintaxe na web.</text:p>
            </text:list-item>
          </text:list>
        </text:list-item>
        <text:list-item>
          <text:p text:style-name="P13">Sobre o uso do mockito, podem usar sites de ajuda online para procurar exemplos da sintaxe para os testes, e o próprio material da aula com pdfs, exemplos de codigo e labs, inclusive o seu código, mas sem usar código de outros alunos.</text:p>
        </text:list-item>
        <text:list-item>
          <text:p text:style-name="P13">Questões com itens diversos, favor identificar claramente pela letra que representa o item, para que eu saiba precisamente a que item corresponde a resposta dada!</text:p>
        </text:list-item>
        <text:list-item>
          <text:p text:style-name="P18"><text:span text:style-name="Fonte_20_parág._20_padrão"><text:span text:style-name="T1">Só </text:span></text:span><text:span text:style-name="Fonte_20_parág._20_padrão"><text:span text:style-name="T2">precisa</text:span></text:span><text:span text:style-name="Fonte_20_parág._20_padrão"><text:span text:style-name="T1"> implementar usando o Eclipse ou outro ambiente Java as questões ou itens indicados com o rótulo </text:span></text:span><text:span text:style-name="Fonte_20_parág._20_padrão"><text:span text:style-name="T7">[IMPLEMENTAÇÃO]</text:span></text:span><text:span text:style-name="Fonte_20_parág._20_padrão"><text:span text:style-name="T1">! Para as outras questões, você </text:span></text:span><text:span text:style-name="Fonte_20_parág._20_padrão"><text:span text:style-name="T2">pode</text:span></text:span><text:span text:style-name="Fonte_20_parág._20_padrão"><text:span text:style-name="T1"> usar o Eclipse caso se sinta mais confortavel digitando os exemplos, mas não precisa de um código completo, executando. Basta incluir trechos de código no texto da resposta.</text:span></text:span></text:p>
        </text:list-item>
        <text:list-item>
          <text:p text:style-name="P18"><text:span text:style-name="Fonte_20_parág._20_padrão"><text:span text:style-name="T1">Submeter: a) Código completo e funcional da questão </text:span></text:span><text:span text:style-name="Fonte_20_parág._20_padrão"><text:span text:style-name="T7">[IMPLEMENTAÇÃO]</text:span></text:span><text:span text:style-name="Fonte_20_parág._20_padrão"><text:span text:style-name="T3">; b) </text:span></text:span><text:span text:style-name="Fonte_20_parág._20_padrão"><text:span text:style-name="T1">arquivo PDF com respostas, código incluso no texto para as outras questões. Use os números das questões para identificá-las.</text:span></text:span></text:p>
        </text:list-item>
        <text:list-item>
          <text:p text:style-name="P18"><text:span text:style-name="Fonte_20_parág._20_padrão"><text:span text:style-name="T1">No caso de diagramas, vale usar qualquer editor de diagrama, e vale também desenhar no papel, tirar foto, e </text:span></text:span><text:span text:style-name="Fonte_20_parág._20_padrão"><text:span text:style-name="T3">incluir a foto no pdf dentro da resposta, não como anexo separado</text:span></text:span><text:span text:style-name="Fonte_20_parág._20_padrão"><text:span text:style-name="T1">. Atenção: </text:span></text:span><text:span text:style-name="Fonte_20_parág._20_padrão"><text:span text:style-name="T2">use linhas grossas, garanta que a foto é legível</text:span></text:span><text:span text:style-name="Fonte_20_parág._20_padrão"><text:span text:style-name="T1">!!!! </text:span></text:span></text:p>
        </text:list-item>
      </text:list>
      <text:h text:style-name="Heading_20_2" text:outline-level="2"><text:bookmark text:name="_w8yet5siqv6j"/><text:span text:style-name="Fonte_20_parág._20_padrão"><text:span text:style-name="T1"><draw:custom-shape text:anchor-type="as-char" svg:y="0cm" draw:z-index="0" draw:name="Retângulo 1" draw:style-name="gr1" draw:text-style-name="P36" svg:width="0.004cm" svg:height="0.055cm"><text:p/><draw:enhanced-geometry svg:viewBox="0 0 21600 21600" draw:type="non-primitive" draw:enhanced-path="M 0 0 L 21600 0 21600 21600 0 21600 Z N"/></draw:custom-shape></text:span></text:span></text:h>
      <text:h text:style-name="Heading_20_2" text:outline-level="2"><text:bookmark text:name="_avxqt5mmyed3"/><text:span text:style-name="Fonte_20_parág._20_padrão"><text:span text:style-name="T1">Joãozinho programa Interpolação </text:span></text:span><text:span text:style-name="Fonte_20_parág._20_padrão"><text:span text:style-name="T8">[IMPLEMENTAÇÃO]</text:span></text:span></text:h>
      <text:p text:style-name="Normal"><text:span text:style-name="Fonte_20_parág._20_padrão"><text:span text:style-name="T1">O </text:span></text:span><text:span text:style-name="Fonte_20_parág._20_padrão"><text:span text:style-name="T4">package</text:span></text:span><text:span text:style-name="Fonte_20_parág._20_padrão"><text:span text:style-name="T1"> InterpV0 inclui uma aplicação de interpolação numérica. Há duas classes que implementam métodos de interpolação (não precisa lembrar os detalhes de CCI22, basta lembrar o conceito de interpolação). E há outra classe MyInterpolationApp que realiza todo o trabalho. A proposta principal desta questão é transformar o package de Joãozinho em 3 </text:span></text:span><text:span text:style-name="Fonte_20_parág._20_padrão"><text:span text:style-name="T4">packages</text:span></text:span><text:span text:style-name="Fonte_20_parág._20_padrão"><text:span text:style-name="T1"> Model, View e Presenter que implementam o padrão arquitetural MVP.</text:span></text:span></text:p>
      <text:p text:style-name="P1"/>
      <text:p text:style-name="P1">Deve incluir uma view funcional, mas que imprime no console, e com métodos que simulam entrada do usuário humano. <text:span text:style-name="T9">Por exemplo, se o usuário humano deveria digitar um inteiro, basta haver um método set(int value). Quando a main() chamar este método, simulamos entrada de usuário. </text:span></text:p>
      <text:p text:style-name="P1"/>
      <text:p text:style-name="P5"/>
      <text:p text:style-name="P1">Deve garantir que:</text:p>
      <text:list xml:id="list8424986433518933179" text:style-name="L2">
        <text:list-item>
          <text:p text:style-name="P19"><text:span text:style-name="Fonte_20_parág._20_padrão"><text:span text:style-name="T3">[2 pt] O conceito de camadas seja seguido estritamente, e cada camada esteja em um package separado</text:span></text:span><text:span text:style-name="Fonte_20_parág._20_padrão"><text:span text:style-name="T1">. </text:span></text:span></text:p>
        </text:list-item>
      </text:list>
      <text:p text:style-name="P6"/>
      <text:p text:style-name="P31">Temos um pkg para model, presenter e View. O nosso model são as classes que implementam um método de interpolação e que implementam a interface já existente e que representa um método de interpolação. A nossa View é a classe que imprime algumas coisas no console e pega dados de entrada do usuário, nesse caso, vamos implementar a entrada de dados do usuário usando métodos setter como enunciado. E o Presenter faz esse meio de campo entre a View, que não tem mais um ponteiro do model, e o model.</text:p>
      <text:p text:style-name="P6"/>
      <text:list xml:id="list162212496865441" text:continue-numbering="true" text:style-name="L2">
        <text:list-item>
          <text:p text:style-name="P19"><text:span text:style-name="Fonte_20_parág._20_padrão"><text:span text:style-name="T3">[2 pt]</text:span></text:span><text:span text:style-name="Fonte_20_parág._20_padrão"><text:span text:style-name="T1"> Que seja possível adicionar outras implementações da camada View, com as mesmas responsabilidades, e usar várias instâncias de Views diferentes ao mesmo tempo com a mesma instância de Presenter e Model, </text:span></text:span><text:span text:style-name="Fonte_20_parág._20_padrão"><text:span text:style-name="T3">sem necessitar mudar o código de Presenter ou Model</text:span></text:span><text:span text:style-name="Fonte_20_parág._20_padrão"><text:span text:style-name="T1">. </text:span></text:span></text:p>
        </text:list-item>
      </text:list>
      <text:p text:style-name="P6"/>
      <text:p text:style-name="P32">Como usamos o DP Observer e a nossa view implementa uma interface, basta uma outra view implementar a Iview que simplesmente é a interface Observer do java.util, e criar um objeto Presenter para realizar o addObserver e chamar outros métodos do Presenter. O código do Presenter e do Model não precisam ser alterados. O DP Observer resolve esse problema de garantir a notificação de todos os Observers quando ocorre o cálculo do resultado da interpolação. <text:span text:style-name="T10">Assim, é possível usar várias instâncias de View para o mesmo Presenter, e como o Presenter gerencia as chamadas para cálculo da interpolação (ou chamadas para os models) também é possível usar para as mesmas instâncias de models.</text:span></text:p>
      <text:p text:style-name="P6"/>
      <text:list xml:id="list162212126784782" text:continue-numbering="true" text:style-name="L2">
        <text:list-item>
          <text:p text:style-name="P19"><text:span text:style-name="Fonte_20_parág._20_padrão"><text:span text:style-name="T3">[2 pt] SUBQUESTÃO </text:span></text:span><text:span text:style-name="Fonte_20_parág._20_padrão"><text:span text:style-name="T7">[IMPLEMENTAÇÃO]</text:span></text:span><text:span text:style-name="Fonte_20_parág._20_padrão"><text:span text:style-name="T3">:</text:span></text:span><text:span text:style-name="Fonte_20_parág._20_padrão"><text:span text:style-name="T1"> (</text:span></text:span><text:span text:style-name="Fonte_20_parág._20_padrão"><text:span text:style-name="T2">esta parte envolve um padrão de projeto além do MVP</text:span></text:span><text:span text:style-name="Fonte_20_parág._20_padrão"><text:span text:style-name="T1">). Seja possível implementar e escolher outros algoritmos de interpolação, </text:span></text:span><text:span text:style-name="Fonte_20_parág._20_padrão"><text:span text:style-name="T3">sem precisar mudar nada no código além de uma chamada de método para registrar o novo algoritmo.</text:span></text:span><text:span text:style-name="Fonte_20_parág._20_padrão"><text:span text:style-name="T1"> </text:span></text:span><text:span text:style-name="Fonte_20_parág._20_padrão"><text:span text:style-name="T4">As camadas superiores apenas precisam escolher uma String correspondendo ao nome do método de interpolação desejado.</text:span></text:span><text:span text:style-name="Fonte_20_parág._20_padrão"><text:span text:style-name="T1"> </text:span></text:span></text:p>
        </text:list-item>
      </text:list>
      <text:p text:style-name="P7"/>
      <text:p text:style-name="P34">Escreveu-se um método em que o usuário pode criar o seu model que precisa implementar a interface do model, e depois em tempo de execução ele precisa instanciar a classe que ele criou e passar como parâmetro para a view do método defineNewInterpolationCalculate que delega para o Presenter registrar essa instancia como novo método de interpolação. Assim, basta o usuário passar o ponto de interpolação para a view que ela pede para o Presenter calcular a interpolação <text:span text:style-name="T17">usando o novo algoritmo.</text:span></text:p>
      <text:p text:style-name="P7"/>
      <text:p text:style-name="P7"/>
      <text:p text:style-name="P7"/>
      <text:p text:style-name="P7"/>
      <text:p text:style-name="P7"/>
      <text:p text:style-name="P7"/>
      <text:p text:style-name="P7"/>
      <text:p text:style-name="P7"><text:soft-page-break/></text:p>
      <text:p text:style-name="Normal"><text:span text:style-name="Fonte_20_parág._20_padrão"><text:span text:style-name="T3">[1 pt ]</text:span></text:span><text:span text:style-name="Fonte_20_parág._20_padrão"><text:span text:style-name="T1"> Para cada uma das responsabilidades de MyInterpolationApp, indicadas com comentários no código e listadas abaixo, indique marcando uma </text:span></text:span><text:span text:style-name="Fonte_20_parág._20_padrão"><text:span text:style-name="T5">das</text:span></text:span><text:span text:style-name="Fonte_20_parág._20_padrão"><text:span text:style-name="T1"> colunas entre M, V ou P neste documento em qual camada deve ser incluída CADA responsabilidade. </text:span></text:span><text:span text:style-name="Fonte_20_parág._20_padrão"><text:span text:style-name="T3">DEVE CORRESPONDER AO SEU CÓDIGO</text:span></text:span><text:span text:style-name="Fonte_20_parág._20_padrão"><text:span text:style-name="T1">:</text:span></text:span></text:p>
      <text:p text:style-name="P1"/>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3"/>
          </table:table-cell>
          <table:table-cell table:style-name="Tabela1.A1" office:value-type="string">
            <text:p text:style-name="P3">M</text:p>
          </table:table-cell>
          <table:table-cell table:style-name="Tabela1.A1" office:value-type="string">
            <text:p text:style-name="P3">V</text:p>
          </table:table-cell>
          <table:table-cell table:style-name="Tabela1.A1" office:value-type="string">
            <text:p text:style-name="P3">P</text:p>
          </table:table-cell>
        </table:table-row>
        <table:table-row>
          <table:table-cell table:style-name="Tabela1.A1" office:value-type="string">
            <text:list xml:id="list6267038737532505688" text:style-name="L3">
              <text:list-item>
                <text:p text:style-name="P14">RESPONSABILITY: DEFINIR PONTO DE INTERPOLACAO (LEITURA ENTRADA DE USUARIO HUMANO)</text:p>
              </text:list-item>
            </text:list>
          </table:table-cell>
          <table:table-cell table:style-name="Tabela1.A1" office:value-type="string">
            <text:p text:style-name="P25"/>
          </table:table-cell>
          <table:table-cell table:style-name="Tabela1.A1" office:value-type="string">
            <text:p text:style-name="P27">V</text:p>
          </table:table-cell>
          <table:table-cell table:style-name="Tabela1.A1" office:value-type="string">
            <text:p text:style-name="P25"/>
          </table:table-cell>
        </table:table-row>
        <table:table-row>
          <table:table-cell table:style-name="Tabela1.A1" office:value-type="string">
            <text:list xml:id="list162213021563921" text:continue-numbering="true" text:style-name="L3">
              <text:list-item>
                <text:p text:style-name="P14">RESPONSABILITY: DEFINIR QUAL EH O ARQUIVO COM DADOS DE PONTOS DA FUNCAO (LEITURA ENTRADA DE USUARIO HUMANO)</text:p>
              </text:list-item>
            </text:list>
          </table:table-cell>
          <table:table-cell table:style-name="Tabela1.A1" office:value-type="string">
            <text:p text:style-name="P25"/>
          </table:table-cell>
          <table:table-cell table:style-name="Tabela1.A1" office:value-type="string">
            <text:p text:style-name="P27">V</text:p>
          </table:table-cell>
          <table:table-cell table:style-name="Tabela1.A1" office:value-type="string">
            <text:p text:style-name="P25"/>
          </table:table-cell>
        </table:table-row>
        <table:table-row>
          <table:table-cell table:style-name="Tabela1.A1" office:value-type="string">
            <text:list xml:id="list162213129206249" text:continue-numbering="true" text:style-name="L3">
              <text:list-item>
                <text:p text:style-name="P14">RESPONSABILITY: ABRIR E LER ARQUIVO DE DADOS</text:p>
              </text:list-item>
            </text:list>
          </table:table-cell>
          <table:table-cell table:style-name="Tabela1.A1" office:value-type="string">
            <text:p text:style-name="P28"/>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2212577001919" text:continue-numbering="true" text:style-name="L3">
              <text:list-item>
                <text:p text:style-name="P14">RESPONSABILITY: IMPRIMIR RESULTADOS</text:p>
              </text:list-item>
            </text:list>
          </table:table-cell>
          <table:table-cell table:style-name="Tabela1.A1" office:value-type="string">
            <text:p text:style-name="P25"/>
          </table:table-cell>
          <table:table-cell table:style-name="Tabela1.A1" office:value-type="string">
            <text:p text:style-name="P27">V</text:p>
          </table:table-cell>
          <table:table-cell table:style-name="Tabela1.A1" office:value-type="string">
            <text:p text:style-name="P25"/>
          </table:table-cell>
        </table:table-row>
        <table:table-row>
          <table:table-cell table:style-name="Tabela1.A1" office:value-type="string">
            <text:list xml:id="list162212468128725" text:continue-numbering="true" text:style-name="L3">
              <text:list-item>
                <text:p text:style-name="P14">RESPONSABILITY: DADO O VALOR DE X, EFETIVAMENTE LER O ARQUIVO</text:p>
              </text:list-item>
            </text:list>
          </table:table-cell>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2213200232047" text:continue-numbering="true" text:style-name="L3">
              <text:list-item>
                <text:p text:style-name="P14">RESPONSABILITY: DADO O VALOR DE X, EFETIVAMENTE CHAMAR O CALCULO</text:p>
              </text:list-item>
            </text:list>
          </table:table-cell>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2213481880700" text:continue-numbering="true" text:style-name="L3">
              <text:list-item>
                <text:p text:style-name="P14">RESPONSABILITY: CRIAR O OBJETO CORRESPONDENTE AO METODO DE INTERPOLACAO DESEJADO</text:p>
              </text:list-item>
            </text:list>
          </table:table-cell>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7">P</text:p>
          </table:table-cell>
        </table:table-row>
        <table:table-row>
          <table:table-cell table:style-name="Tabela1.A1" office:value-type="string">
            <text:list xml:id="list162213504845136" text:continue-numbering="true" text:style-name="L3">
              <text:list-item>
                <text:p text:style-name="P14">RESPONSABILIDADE: EFETIVAMENTE IMPLEMENTAR UM METODO DE INTERPOLACAO</text:p>
              </text:list-item>
            </text:list>
          </table:table-cell>
          <table:table-cell table:style-name="Tabela1.A1" office:value-type="string">
            <text:p text:style-name="P27">M</text:p>
          </table:table-cell>
          <table:table-cell table:style-name="Tabela1.A1" office:value-type="string">
            <text:p text:style-name="P25"/>
          </table:table-cell>
          <table:table-cell table:style-name="Tabela1.A1" office:value-type="string">
            <text:p text:style-name="P25"/>
          </table:table-cell>
        </table:table-row>
      </table:table>
      <text:p text:style-name="P1"/>
      <text:p text:style-name="P1"/>
      <text:p text:style-name="P1"/>
      <text:h text:style-name="Heading_20_2" text:outline-level="2"><text:bookmark text:name="_x5heyw9nzyw4"/><text:span text:style-name="Fonte_20_parág._20_padrão"><text:span text:style-name="T1"><draw:custom-shape text:anchor-type="as-char" svg:y="0cm" draw:z-index="1" draw:name="Retângulo 2" draw:style-name="gr1" draw:text-style-name="P36" svg:width="0.004cm" svg:height="0.055cm"><text:p/><draw:enhanced-geometry svg:viewBox="0 0 21600 21600" draw:type="non-primitive" draw:enhanced-path="M 0 0 L 21600 0 21600 21600 0 21600 Z N"/></draw:custom-shape></text:span></text:span></text:h>
      <text:h text:style-name="P9" text:outline-level="2"><text:bookmark text:name="_pdndq7arlqem"/>GRASP x SOLID</text:h>
      <text:p text:style-name="Normal"><text:span text:style-name="Fonte_20_parág._20_padrão"><text:span text:style-name="T3">[1pt : 0.5 por princípio]</text:span></text:span><text:span text:style-name="Fonte_20_parág._20_padrão"><text:span text:style-name="T1"> Para a solução do exercício da interpolação, explique como a solução final promove 2 princípios GRASP ou SOLID (não vale os princípios que apenas definem menor acoplamento e separação de responsabilidades, High Coesion, Low Coupling, Single Responsability).</text:span></text:span></text:p>
      <text:p text:style-name="Normal"><text:span text:style-name="Fonte_20_parág._20_padrão"><text:span text:style-name="T1"/></text:span></text:p>
      <text:p text:style-name="P20"><text:span text:style-name="Fonte_20_parág._20_padrão"><text:span text:style-name="T12">Temos o Dependency Inversion que é representado pela relação entre a View e o Presenter, o Presenter possui um ponteiro para uma abstração da View, assim o Presenter não depende de detalhes da View apenas da sua abstração, ou seja, abstração não depende de detalhes. E acabou que o Presenter também possui um ponteiro para uma abstração do model (ou para sua interface InterpolationMethod), assim o Presenter não depende dos detalhes do model também, sendo possível trabalhar com vários models diferentes. Isso facilitar a extensão, caso algum usuário programador quisesse estender para algum algoritmo de interpolação inexistente, ele apenas precisa implementar a interface, escolher </text:span></text:span><text:soft-page-break/><text:span text:style-name="Fonte_20_parág._20_padrão"><text:span text:style-name="T12">uma string para o Presenter identificá-la quando o View repassar a escolha do usuário e adicionar a linha em que o Presenter cria o novo model. Seria então o conceito de Open to extension and closed to modification, ou seja, é fácil estender sem precisar modificar.</text:span></text:span></text:p>
      <text:h text:style-name="Heading_20_2" text:outline-level="2"><text:bookmark text:name="_l94hpey2jpmi"/><text:span text:style-name="Fonte_20_parág._20_padrão"><text:span text:style-name="T1"><draw:custom-shape text:anchor-type="as-char" svg:y="0cm" draw:z-index="2" draw:name="Retângulo 3" draw:style-name="gr1" draw:text-style-name="P36" svg:width="0.004cm" svg:height="0.055cm"><text:p/><draw:enhanced-geometry svg:viewBox="0 0 21600 21600" draw:type="non-primitive" draw:enhanced-path="M 0 0 L 21600 0 21600 21600 0 21600 Z N"/></draw:custom-shape></text:span></text:span></text:h>
      <text:h text:style-name="P9" text:outline-level="2"><text:bookmark text:name="_jvne01fi1ufy"/>DPs são tijolos para construir Frameworks</text:h>
      <text:p text:style-name="P4">[2 pt: 2 * { a) [0.5] b [0.5] } ]</text:p>
      <text:p text:style-name="Normal"><text:span text:style-name="Fonte_20_parág._20_padrão"><text:span text:style-name="T1">Escolha </text:span></text:span><text:span text:style-name="Fonte_20_parág._20_padrão"><text:span text:style-name="T3">2 (dois)</text:span></text:span><text:span text:style-name="Fonte_20_parág._20_padrão"><text:span text:style-name="T1"> DPs que </text:span></text:span><text:span text:style-name="Fonte_20_parág._20_padrão"><text:span text:style-name="T2">ao serem aplicados como parte do código de um Framework</text:span></text:span><text:span text:style-name="Fonte_20_parág._20_padrão"><text:span text:style-name="T1">, promovam: </text:span></text:span></text:p>
      <text:list xml:id="list3560379266399490078" text:style-name="L4">
        <text:list-item>
          <text:p text:style-name="P35"><text:span text:style-name="Fonte_20_parág._20_padrão"><text:span text:style-name="T1">o </text:span></text:span><text:span text:style-name="Fonte_20_parág._20_padrão"><text:span text:style-name="T3">reuso de código</text:span></text:span><text:span text:style-name="Fonte_20_parág._20_padrão"><text:span text:style-name="T1"> </text:span></text:span></text:p>
        </text:list-item>
        <text:list-item>
          <text:p text:style-name="P35"><text:span text:style-name="Fonte_20_parág._20_padrão"><text:span text:style-name="T1">a </text:span></text:span><text:span text:style-name="Fonte_20_parág._20_padrão"><text:span text:style-name="T3">separação de interesses</text:span></text:span><text:span text:style-name="Fonte_20_parág._20_padrão"><text:span text:style-name="T1"> (separation of concerns), entre o código do framework e o código do programador-usuário do framework.</text:span></text:span></text:p>
        </text:list-item>
      </text:list>
      <text:p text:style-name="P8"/>
      <text:p text:style-name="Normal"><text:span text:style-name="Fonte_20_parág._20_padrão"><text:span text:style-name="T1">Explique conceitualmente como cada um 2 DPs promove os 2 conceitos a) e b). Vale usar diagramas UML na explicação, mas </text:span></text:span><text:span text:style-name="Fonte_20_parág._20_padrão"><text:span text:style-name="T4">deixe claro o que deve ser implementado pelo framework e o que deve ser implementado pelo programador-usuário do framework</text:span></text:span><text:span text:style-name="Fonte_20_parág._20_padrão"><text:span text:style-name="T1">.</text:span></text:span></text:p>
      <text:p text:style-name="Normal"><text:span text:style-name="Fonte_20_parág._20_padrão"><text:span text:style-name="T1"/></text:span></text:p>
      <text:p text:style-name="P21"><text:span text:style-name="Fonte_20_parág._20_padrão"><text:span text:style-name="T13">O Hook class promovem reuso de código e separação de interesse entre framework e o código do usuário, pois o hook class é uma classe que define um algoritmo que vai ser usado em uma template class, por exemplo, que possui parte comuns e imutáveis e outras partes que pode ser variável, que é a parte do hook class. Assim, o usuário pode criar a sua hook class e o framework possui a sua template class, e os códigos do framework e do usuário estão separados, mas de certa forma acoplados, porque o que o usuário programador escreveu vai ser usado em tempo de execução pelo framework.</text:span></text:span></text:p>
      <text:h text:style-name="Heading_20_2" text:outline-level="2"><text:bookmark text:name="_ktsymdxvq3vg"/><text:span text:style-name="Fonte_20_parág._20_padrão"><text:span text:style-name="T1"><draw:custom-shape text:anchor-type="as-char" svg:y="0cm" draw:z-index="3" draw:name="Retângulo 4" draw:style-name="gr1" draw:text-style-name="P36" svg:width="0.004cm" svg:height="0.055cm"><text:p/><draw:enhanced-geometry svg:viewBox="0 0 21600 21600" draw:type="non-primitive" draw:enhanced-path="M 0 0 L 21600 0 21600 21600 0 21600 Z N"/></draw:custom-shape></text:span></text:span></text:h>
      <text:h text:style-name="P9" text:outline-level="2"><text:bookmark text:name="_ybx391th2w4p"/>Abusus non tollit Usum</text:h>
      <text:p text:style-name="P1"/>
      <table:table table:name="Tabela2" table:style-name="Tabela2">
        <table:table-column table:style-name="Tabela2.A"/>
        <table:table-column table:style-name="Tabela2.B"/>
        <table:table-row>
          <table:table-cell table:style-name="Tabela2.A1" office:value-type="string">
            <text:p text:style-name="P3">Conceito</text:p>
          </table:table-cell>
          <table:table-cell table:style-name="Tabela2.A1" office:value-type="string">
            <text:p text:style-name="P3">Consequência do Abuso do conceito</text:p>
            <text:p text:style-name="P3">Marque o número apropriado conforme lista abaixo</text:p>
          </table:table-cell>
        </table:table-row>
        <table:table-row>
          <table:table-cell table:style-name="Tabela2.A1" office:value-type="string">
            <text:p text:style-name="P3">Singleton DP</text:p>
          </table:table-cell>
          <table:table-cell table:style-name="Tabela2.A1" office:value-type="string">
            <text:p text:style-name="P26">2 <text:s text:c="7"/>3</text:p>
          </table:table-cell>
        </table:table-row>
        <table:table-row>
          <table:table-cell table:style-name="Tabela2.A1" office:value-type="string">
            <text:p text:style-name="P3">Dependency Injection</text:p>
          </table:table-cell>
          <table:table-cell table:style-name="Tabela2.A1" office:value-type="string">
            <text:p text:style-name="P26">1</text:p>
          </table:table-cell>
        </table:table-row>
        <table:table-row>
          <table:table-cell table:style-name="Tabela2.A1" office:value-type="string">
            <text:p text:style-name="P3">Getters and Setters</text:p>
          </table:table-cell>
          <table:table-cell table:style-name="Tabela2.A1" office:value-type="string">
            <text:p text:style-name="P26">1 <text:s text:c="8"/>2 <text:s text:c="7"/>3</text:p>
          </table:table-cell>
        </table:table-row>
      </table:table>
      <text:p text:style-name="P1"/>
      <text:list xml:id="list1511810378521307393" text:style-name="L5">
        <text:list-item>
          <text:p text:style-name="P15">Excessiva quantidade de código e classes auxiliares para inicializar objetos</text:p>
        </text:list-item>
        <text:list-item>
          <text:p text:style-name="P15">Acoplamento excessivo e código difícil de entender devido à proliferação de Dependências e conflitos de nomes.</text:p>
        </text:list-item>
        <text:list-item>
          <text:p text:style-name="P15">Confusão semântica dependendo da ordem de chamada de métodos, resultando em objetos com estado inválido.</text:p>
        </text:list-item>
      </text:list>
      <text:p text:style-name="P1"/>
      <text:p text:style-name="Normal"><text:soft-page-break/><text:span text:style-name="Fonte_20_parág._20_padrão"><text:span text:style-name="T1">a) </text:span></text:span><text:span text:style-name="Fonte_20_parág._20_padrão"><text:span text:style-name="T3">[0.5]</text:span></text:span><text:span text:style-name="Fonte_20_parág._20_padrão"><text:span text:style-name="T1"> Associe cada conceito à consequência do seu abuso, marcando os números apropriados na a tabela acima, conforme a lista acima.</text:span></text:span></text:p>
      <text:p text:style-name="P1"/>
      <text:p text:style-name="P16"><text:span text:style-name="Fonte_20_parág._20_padrão"><text:span text:style-name="T15">Dependency Injection escreve muitas interfaces, cada classe pode implementar múltiplas interfaces ao mesmo tempo, e as classes que possuem agregações dependem de que outras classes inicialize e passe as instâncias ficando assim com código em quantidade excessiva e necessita de classes auxiliares para inicializar objetos.</text:span></text:span></text:p>
      <text:p text:style-name="P16"><text:span text:style-name="Fonte_20_parág._20_padrão"><text:span text:style-name="T11"/></text:span></text:p>
      <text:p text:style-name="P17"><text:span text:style-name="Fonte_20_parág._20_padrão"><text:span text:style-name="T16">Singleton em excesso complica o entendimento do código porque várias variaveis com nomes diferentes vão apontar para a mesma instância podendo haver conflito de nome, e esse conflito pode resultar em objetos com estado inválido devido à confusão semântica.</text:span></text:span></text:p>
      <text:p text:style-name="P17"><text:span text:style-name="Fonte_20_parág._20_padrão"><text:span text:style-name="T11"/></text:span></text:p>
      <text:p text:style-name="P17"><text:span text:style-name="Fonte_20_parág._20_padrão"><text:span text:style-name="T16">Getter e Setter em abuso gera código em excesso, pois nem sempre precisa de getter ou setter, getter aumentam o acoplamento e o uso incorreto dos setter pode levar os objetos a estado inválido.</text:span></text:span></text:p>
      <text:p text:style-name="P1"/>
      <text:p text:style-name="Normal"><text:span text:style-name="Fonte_20_parág._20_padrão"><text:span text:style-name="T1">b) </text:span></text:span><text:span text:style-name="Fonte_20_parág._20_padrão"><text:span text:style-name="T3">[1 ]</text:span></text:span><text:span text:style-name="Fonte_20_parág._20_padrão"><text:span text:style-name="T1"> Escolha Singleton ou Dependency Injection e explique a causa da consequência, explicando o contexto do abuso do conceito. </text:span></text:span></text:p>
      <text:p text:style-name="P22"><text:span text:style-name="Fonte_20_parág._20_padrão"><text:span text:style-name="T6"/></text:span></text:p>
      <text:p text:style-name="P23"><text:span text:style-name="Fonte_20_parág._20_padrão"><text:span text:style-name="T14">Na tentativa de deixar o código com baixo acoplamento e seguir a risca o conceito de Dependency Inversion, ou seja, deixar todo o código dependente apenas de abstrações, de forma que seja fácil estender sem precisar modificar, acaba por usar em excesso o DI e o projeto fica com código em excesso, pois não se sabe se algum dia realmente vai ser necessário essa maleabilidade ou flexibilidade da aplicação do DI. </text:span></text:span></text:p>
      <text:p text:style-name="P1"/>
      <text:p text:style-name="Normal"><text:span text:style-name="Fonte_20_parág._20_padrão"><text:span text:style-name="T1">c) </text:span></text:span><text:span text:style-name="Fonte_20_parág._20_padrão"><text:span text:style-name="T3">[0.5] </text:span></text:span><text:span text:style-name="Fonte_20_parág._20_padrão"><text:span text:style-name="T1">Para o mesmo conceito escolhido em b), explique um contexto de uso apropriado, em que há razões claras para se utilizar o conceito sem incorrer nas consequências negativas.</text:span></text:span></text:p>
      <text:p text:style-name="P1"/>
      <text:p text:style-name="P24">Desenvolvimento de software com recebimento de dados externos ou comunicação externa (a dispositivos de hardware, sensores ou banco de dados). Nesse caso, o uso de DI é bem adequado, pois o baixo acoplamento é necessário e, efetivamente, está se aproveitando dos benefícios da aplicação do DI.</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face style:name="Arial" svg:font-family="Arial" style:font-family-generic="swiss" style:font-pitch="variable"/>
    <style:font-face style:name="Trebuchet MS" svg:font-family="'Trebuchet M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none" fo:font-style="normal" style:text-underline-style="none" fo:font-weight="normal" style:letter-kerning="false" fo:background-color="transparent" style:font-name-asian="Arial" style:font-size-asian="11pt" style:language-asian="pt" style:country-asian="BR"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Text_20_body" style:display-name="Text body" style:family="paragraph" style:parent-style-name="Normal"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Normal"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Normal"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Normal"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Normal"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Normal"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line-height="115%"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roman"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Subtitle" style:family="paragraph" style:parent-style-name="Normal" style:next-style-name="Normal"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_64 LibreOffice_project/490fc03b25318460cfc54456516ea2519c11d1aa</meta:generator>
    <dc:title/>
    <dc:description/>
    <dc:subject/>
    <meta:initial-creator>Dylan Sugimoto</meta:initial-creator>
    <meta:creation-date>2017-11-20T15:30:00Z</meta:creation-date>
    <dc:date>2017-11-20T16:22:11.373000000</dc:date>
    <meta:editing-cycles>15</meta:editing-cycles>
    <meta:editing-duration>PT2H3M4S</meta:editing-duration>
    <meta:document-statistic meta:table-count="2" meta:image-count="0" meta:object-count="0" meta:page-count="5" meta:paragraph-count="76" meta:word-count="1701" meta:character-count="10433" meta:non-whitespace-character-count="8795"/>
    <meta:user-defined meta:name="AppVersion">16.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